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0.11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0" style:family="table-cell" style:parent-style-name="Default">
      <style:table-cell-properties fo:background-color="transparent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2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7" style:family="table-cell" style:parent-style-name="Default" style:data-style-name="N0">
      <style:table-cell-properties style:vertical-align="middle"/>
      <style:text-properties style:font-name="Calibri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9" style:family="table-cell" style:parent-style-name="Default" style:data-style-name="N0">
      <style:table-cell-properties fo:background-color="transparent"/>
      <style:text-properties style:font-name="Calibri"/>
    </style:style>
    <style:style style:name="ce30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8"/>
        <table:table-column table:style-name="co5" table:default-cell-style-name="ce11"/>
        <table:table-column table:style-name="co6" table:default-cell-style-name="ce12"/>
        <table:table-column table:style-name="co7" table:default-cell-style-name="ce12"/>
        <table:table-column table:style-name="co7" table:default-cell-style-name="ce15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7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3" table:default-cell-style-name="ce17"/>
        <table:table-column table:style-name="co14" table:default-cell-style-name="ce12"/>
        <table:table-column table:style-name="co8" table:default-cell-style-name="ce12"/>
        <table:table-column table:style-name="co15" table:default-cell-style-name="ce17"/>
        <table:table-column table:style-name="co16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18" table:default-cell-style-name="ce17"/>
        <table:table-column table:style-name="co19" table:default-cell-style-name="ce17"/>
        <table:table-column table:style-name="co20" table:default-cell-style-name="ce12"/>
        <table:table-column table:style-name="co21" table:default-cell-style-name="ce8"/>
        <table:table-column table:style-name="co22" table:default-cell-style-name="ce12"/>
        <table:table-column table:style-name="co23" table:default-cell-style-name="ce8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4" table:number-columns-repeated="992" table:default-cell-style-name="ce25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4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7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7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2" office:value-type="string" calcext:value-type="string" table:number-columns-spanned="1" table:number-rows-spanned="2">
            <text:p>Support bobine</text:p>
          </table:table-cell>
          <table:table-cell/>
          <table:table-cell table:style-name="ce25"/>
          <table:table-cell table:number-columns-repeated="997"/>
        </table:table-row>
        <table:table-row table:style-name="ro1">
          <table:table-cell table:style-name="ce2" table:formula="of:=SUM([.A3:.A95])" office:value-type="float" office:value="527" calcext:value-type="float">
            <text:p>527</text:p>
          </table:table-cell>
          <table:table-cell table:style-name="ce2" table:formula="of:=SUM([.B3:.B95])" office:value-type="float" office:value="370.02" calcext:value-type="float">
            <text:p>370,02</text:p>
          </table:table-cell>
          <table:table-cell office:value-type="string" calcext:value-type="string">
            <text:p>Exemple Link</text:p>
          </table:table-cell>
          <table:table-cell table:style-name="ce7" office:value-type="string" calcext:value-type="string">
            <text:p>Item F 3.0</text:p>
          </table:table-cell>
          <table:table-cell table:formula="of:=SUM([.E3:.E118])" office:value-type="float" office:value="324.6" calcext:value-type="float">
            <text:p>32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20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5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9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9" table:number-columns-repeated="990"/>
        </table:table-row>
        <table:table-row table:style-name="ro1">
          <table:table-cell office:value-type="float" office:value="20" calcext:value-type="float" table:number-columns-spanned="1" table:number-rows-spanned="16">
            <text:p>20</text:p>
          </table:table-cell>
          <table:table-cell table:style-name="ce6" office:value-type="float" office:value="10" calcext:value-type="float" table:number-columns-spanned="1" table:number-rows-spanned="16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5"/>
          <table:table-cell/>
          <table:table-cell table:style-name="ce25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8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 larg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3"/>
          <table:table-cell table:style-name="ce25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6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5"/>
          <table:table-cell table:style-name="ce26"/>
          <table:table-cell table:style-name="ce8"/>
          <table:table-cell table:number-columns-repeated="3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/>
          <table:table-cell table:style-name="ce26"/>
          <table:table-cell table:style-name="ce8" table:number-columns-repeated="2"/>
          <table:table-cell table:number-columns-repeated="2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6"/>
          <table:table-cell table:style-name="ce23"/>
          <table:table-cell table:style-name="ce26"/>
          <table:table-cell table:number-columns-repeated="5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6"/>
          <table:table-cell/>
          <table:table-cell table:style-name="ce25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5"/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10"/>
          <table:table-cell office:value-type="float" office:value="1" calcext:value-type="float">
            <text:p>1</text:p>
          </table:table-cell>
          <table:table-cell table:number-columns-repeated="15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8:.Z28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number-columns-repeated="996"/>
        </table:table-row>
        <table:table-row table:style-name="ro3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9:.Z29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7"/>
          <table:table-cell/>
          <table:table-cell table:style-name="ce25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Moteur nema14 HY0006 0.8A / 30cm</text:p>
          </table:table-cell>
          <table:table-cell table:formula="of:=SUM([.F30:.Z3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</text:p>
          </table:table-cell>
          <table:table-cell office:value-type="string" calcext:value-type="string">
            <text:p>Moteur nema14 HY0006 0.8A / 80cm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Moteur nema17 HS3001 1.20A / 50cm</text:p>
          </table:table-cell>
          <table:table-cell table:formula="of:=SUM([.F32:.Z32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number-columns-repeated="7"/>
          <table:table-cell table:style-name="ce30" table:number-columns-repeated="99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table:style-name="ce9" office:value-type="string" calcext:value-type="string">
            <text:p>Raccord MA12-04-M5 (sera remplacé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8"/>
          <table:table-cell table:style-name="ce25"/>
          <table:table-cell table:number-columns-repeated="995"/>
        </table:table-row>
        <table:table-row table:style-name="ro1">
          <table:table-cell table:number-columns-repeated="3"/>
          <table:table-cell table:style-name="ce9" office:value-type="string" calcext:value-type="string">
            <text:p>par PC4-B1 (4mm tube M6 filet)</text:p>
          </table:table-cell>
          <table:table-cell table:number-columns-repeated="23"/>
          <table:table-cell table:style-name="ce28"/>
          <table:table-cell table:style-name="ce25"/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3:.Z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4:.Z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5"/>
          <table:table-cell table:number-columns-repeated="997"/>
        </table:table-row>
        <table:table-row table:style-name="ro3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5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2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ou soudure)</text:p>
          </table:table-cell>
          <table:table-cell table:formula="of:=SUM([.F47:.Z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8:.Z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9:.Z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50:.Z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2:.Z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3:.Z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0" table:number-columns-repeated="2"/>
          <table:table-cell table:style-name="ce19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5:.Z55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6"/>
          <table:table-cell table:style-name="ce25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table:style-name="ce4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</text:p>
          </table:table-cell>
          <table:table-cell table:formula="of:=SUM([.F56:.Z5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3"/>
          <table:table-cell table:number-columns-repeated="6"/>
          <table:table-cell table:style-name="ce30" table:number-columns-repeated="990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4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7"/>
          <table:table-cell table:style-name="ce30" table:number-columns-repeated="990"/>
        </table:table-row>
        <table:table-row table:style-name="ro1">
          <table:table-cell table:style-name="ce3" table:number-columns-repeated="3"/>
          <table:table-cell table:style-name="Default" table:number-columns-repeated="2"/>
          <table:table-cell table:style-name="ce13" table:number-columns-repeated="6"/>
          <table:table-cell table:style-name="ce18"/>
          <table:table-cell table:style-name="ce13" table:number-columns-repeated="6"/>
          <table:table-cell table:style-name="ce18"/>
          <table:table-cell table:style-name="ce13" table:number-columns-repeated="4"/>
          <table:table-cell table:style-name="ce18" table:number-columns-repeated="2"/>
          <table:table-cell table:style-name="Default" table:number-columns-repeated="99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9:.Z5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0:.Z60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9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61:.Z61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5"/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62:.Z62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5"/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514/12V-or-24V-4010-Turbo-Blower" xlink:type="simple">Robotdigg</text:a></text:p>
          </table:table-cell>
          <table:table-cell table:style-name="ce9" office:value-type="string" calcext:value-type="string">
            <text:p>Turbine 40x40x10mm (futur)</text:p>
          </table:table-cell>
          <table:table-cell table:number-columns-repeated="22"/>
          <table:table-cell table:style-name="ce12"/>
          <table:table-cell/>
          <table:table-cell table:style-name="ce2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7" office:value-type="string" calcext:value-type="string">
            <text:p>PIECES 3D</text:p>
          </table:table-cell>
          <table:table-cell table:number-columns-repeated="30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ex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charnière-intérieure</text:p>
          </table:table-cell>
          <table:table-cell table:formula="of:=SUM([.F73:.Z73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75:.Z7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76:.Z7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7:.Z77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2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A</text:p>
          </table:table-cell>
          <table:table-cell table:formula="of:=SUM([.F78:.Z78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ed-B</text:p>
          </table:table-cell>
          <table:table-cell table:formula="of:=SUM([.F79:.Z7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9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office:value-type="string" calcext:value-type="string">
            <text:p>pignon pour crémaillère</text:p>
          </table:table-cell>
          <table:table-cell table:formula="of:=SUM([.F80:.Z80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</text:p>
          </table:table-cell>
          <table:table-cell table:formula="of:=SUM([.F83:.Z83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 tube</text:p>
          </table:table-cell>
          <table:table-cell table:formula="of:=SUM([.F84:.Z84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5:.Z8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nema 14</text:p>
          </table:table-cell>
          <table:table-cell table:formula="of:=SUM([.F86:.Z86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table:number-columns-repeated="990"/>
        </table:table-row>
        <table:table-row table:style-name="ro1">
          <table:table-cell table:number-columns-repeated="3"/>
          <table:table-cell table:style-name="ce9" office:value-type="string" calcext:value-type="string">
            <text:p>crémaillère nema 17 (à éprouver)</text:p>
          </table:table-cell>
          <table:table-cell table:formula="of:=SUM([.F87:.Z87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2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</text:p>
          </table:table-cell>
          <table:table-cell table:formula="of:=SUM([.F90:.Z90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0"/>
          <table:table-cell table:style-name="ce12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IECES DECOUPEES</text:p>
          </table:table-cell>
          <table:table-cell table:number-columns-repeated="30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93:.Z9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3"/>
          <table:table-cell table:style-name="ce8"/>
          <table:table-cell office:value-type="float" office:value="1" calcext:value-type="float">
            <text:p>1</text:p>
          </table:table-cell>
          <table:table-cell/>
          <table:table-cell table:style-name="ce19"/>
          <table:table-cell table:number-columns-repeated="22"/>
          <table:table-cell table:style-name="ce8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5:.Z95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8"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 table:number-columns-repeated="4"/>
          <table:table-cell table:style-name="ce16"/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19" table:number-columns-repeated="2"/>
          <table:table-cell table:style-name="ce24" table:number-columns-repeated="999"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8]*[.E98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99]*[.E99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0]*[.E100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1]*[.E101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1">
          <table:table-cell table:formula="of:=[.B102]*[.E102]" office:value-type="float" office:value="0" calcext:value-type="float">
            <text:p>0</text:p>
          </table:table-cell>
          <table:table-cell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3"/>
          <table:table-cell table:number-columns-repeated="996"/>
        </table:table-row>
        <table:table-row table:style-name="ro3">
          <table:table-cell table:formula="of:=[.B103]*[.E103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number-columns-repeated="31"/>
          <table:table-cell table:style-name="ce30" table:number-columns-repeated="990"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0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5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3m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ine tressée fendue 1m</text:p>
          </table:table-cell>
          <table:table-cell table:number-columns-repeated="22"/>
          <table:table-cell table:style-name="ce27"/>
          <table:table-cell table:style-name="ce23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Chaîne porte-câb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 table:number-columns-repeated="997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mouser.com/Search/ProductDetail.aspx?R=AL03006-58.2K-97-G1virtualkey52710000virtualkey527-AL3006-100K" xlink:type="simple">mouser</text:a></text:p>
          </table:table-cell>
          <table:table-cell office:value-type="string" calcext:value-type="string">
            <text:p>100k thermis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09:59:27.8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20T10:09:37.091000000</dc:date>
    <meta:print-date>2015-08-14T12:58:27Z</meta:print-date>
    <meta:editing-duration>PT22H49M</meta:editing-duration>
    <meta:editing-cycles>68</meta:editing-cycles>
    <meta:document-statistic meta:table-count="1" meta:cell-count="503" meta:object-count="0"/>
  </office:meta>
</office:document-meta>
</file>